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Times New Roman2" svg:font-family="'Times New Roman', serif"/>
    <style:font-face style:name="Verdana" svg:font-family="Verdana, 'BitStream vera Sans', Helvetica, sans-serif"/>
    <style:font-face style:name="Courier New" svg:font-family="'Courier New'" style:font-family-generic="modern"/>
    <style:font-face style:name="Century Gothic1" svg:font-family="'Century Gothic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.5in" style:auto-text-indent="false"/>
    </style:style>
    <style:style style:name="P2" style:family="paragraph" style:parent-style-name="Standard">
      <style:text-properties style:font-name="Century Gothic" fo:language="en" fo:country="US"/>
    </style:style>
    <style:style style:name="P3" style:family="paragraph" style:parent-style-name="Standard">
      <style:text-properties style:font-name="Century Gothic" fo:language="en" fo:country="US" fo:font-weight="bold" style:font-weight-asian="bold"/>
    </style:style>
    <style:style style:name="P4" style:family="paragraph" style:parent-style-name="Standard" style:list-style-name="WW8Num12">
      <style:text-properties style:font-name="Century Gothic" fo:language="en" fo:country="US"/>
    </style:style>
    <style:style style:name="P5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6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/>
    </style:style>
    <style:style style:name="P7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fo:font-variant="normal" fo:text-transform="none" fo:color="#000000" style:font-name="Century Gothic1" fo:font-size="12pt" fo:letter-spacing="normal" fo:language="en" fo:country="US" fo:font-style="normal" fo:font-weight="normal" style:font-size-asian="12pt" style:font-size-complex="12pt"/>
    </style:style>
    <style:style style:name="P8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fo:font-variant="normal" fo:text-transform="none" fo:color="#000000" style:font-name="Century Gothic1" fo:font-size="12pt" fo:letter-spacing="normal" fo:language="en" fo:country="US" fo:font-style="normal" fo:font-weight="normal"/>
    </style:style>
    <style:style style:name="P9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fo:color="#000000" style:font-name="Century Gothic" fo:language="en" fo:country="US"/>
    </style:style>
    <style:style style:name="T1" style:family="text">
      <style:text-properties fo:font-variant="normal" fo:text-transform="none" fo:color="#000000" style:font-name="Century Gothic1" fo:font-size="12pt" fo:letter-spacing="normal" fo:font-style="normal" fo:font-weight="normal" style:font-size-asian="12pt" style:font-size-complex="12pt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Variabel dan Tipe Data</text:p>
      <text:p text:style-name="P2"/>
      <text:p text:style-name="P2"/>
      <text:p text:style-name="P3">Objective :</text:p>
      <text:list xml:id="list1707970107" text:style-name="WW8Num12">
        <text:list-item>
          <text:p text:style-name="P4">Memahami Variabel</text:p>
        </text:list-item>
        <text:list-item>
          <text:p text:style-name="P4">Memahami jenis-jenis Variabel</text:p>
        </text:list-item>
        <text:list-item>
          <text:p text:style-name="P4">Memahami Tipe Data</text:p>
        </text:list-item>
      </text:list>
      <text:p text:style-name="P2"/>
      <text:p text:style-name="P2"/>
      <text:p text:style-name="P3">Preface :</text:p>
      <text:p text:style-name="P3"/>
      <text:list xml:id="list246968587" text:continue-numbering="true" text:style-name="WW8Num12">
        <text:list-item>
          <text:list>
            <text:list-item>
              <text:p text:style-name="P6"><text:span text:style-name="T2">Apa yang disebut </text:span><text:span text:style-name="T1">Class Variables ?</text:span></text:p>
              <text:p text:style-name="P6"><text:span text:style-name="T1"/></text:p>
            </text:list-item>
            <text:list-item>
              <text:p text:style-name="P7">Pada bahasa pemrograman java, terdapat beberapa jenis literal yang melambangkan bilangan bulat, riil, kalimat, atau boolean. Sebutkan beberapa jenis literal !</text:p>
              <text:p text:style-name="P7"/>
            </text:list-item>
            <text:list-item>
              <text:p text:style-name="P5">Apakah yang disebut literal null ?,dan berikan contoh sintaksnya !</text:p>
              <text:p text:style-name="P5"/>
            </text:list-item>
            <text:list-item>
              <text:p text:style-name="P9">Apakah yang disebut parameter atau argumen ?</text:p>
              <text:p text:style-name="P9"/>
            </text:list-item>
            <text:list-item>
              <text:p text:style-name="P8">Bilangan bulat dapat dilambangkan dalam beberapa bentuk dan dilambangkan dengan deretan angka yang dimulai dengan angka yang bukan nol. Sebutkan beberapa bentuk bilangan bulat 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Times New Roman2" svg:font-family="'Times New Roman', serif"/>
    <style:font-face style:name="Verdana" svg:font-family="Verdana, 'BitStream vera Sans', Helvetica, sans-serif"/>
    <style:font-face style:name="Courier New" svg:font-family="'Courier New'" style:font-family-generic="modern"/>
    <style:font-face style:name="Century Gothic1" svg:font-family="'Century Gothic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9T08:18:01</meta:creation-date>
    <meta:document-statistic meta:table-count="0" meta:image-count="0" meta:object-count="0" meta:page-count="1" meta:paragraph-count="12" meta:word-count="95" meta:character-count="608"/>
    <dc:date>2011-09-19T08:56:58</dc:date>
    <dc:creator>izwan </dc:creator>
    <meta:editing-duration>PT00H02M31S</meta:editing-duration>
    <meta:editing-cycles>1</meta:editing-cycles>
    <meta:generator>OpenOffice.org/3.2$Linux OpenOffice.org_project/320m12$Build-9483</meta:generator>
  </office:meta>
</office:document-meta>
</file>